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a051" officeooo:paragraph-rsid="000ea051" style:font-weight-asian="bold" style:font-weight-complex="bold"/>
    </style:style>
    <style:style style:name="P2" style:family="paragraph" style:parent-style-name="Standard">
      <style:text-properties fo:font-weight="bold" officeooo:rsid="000ef6c3" officeooo:paragraph-rsid="000ef6c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f6cf8" officeooo:paragraph-rsid="000f6cf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1373" officeooo:paragraph-rsid="001b137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d7040" officeooo:paragraph-rsid="001d704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e7fea" officeooo:paragraph-rsid="001e7fe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ffada" officeooo:paragraph-rsid="001ffad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0a75f" officeooo:paragraph-rsid="0020a75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0e480" officeooo:paragraph-rsid="0020e48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15d98" officeooo:paragraph-rsid="00215d9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36606" officeooo:paragraph-rsid="0023660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4c19c" officeooo:paragraph-rsid="0024c19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6e703" officeooo:paragraph-rsid="0026e70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c52d0" officeooo:paragraph-rsid="002c52d0" style:font-weight-asian="bold" style:font-weight-complex="bold"/>
    </style:style>
    <style:style style:name="P15" style:family="paragraph" style:parent-style-name="Standard">
      <style:text-properties fo:font-weight="normal" officeooo:rsid="000b99f7" officeooo:paragraph-rsid="000b99f7" style:font-weight-asian="normal" style:font-weight-complex="normal"/>
    </style:style>
    <style:style style:name="P16" style:family="paragraph" style:parent-style-name="Standard">
      <style:text-properties fo:font-weight="normal" officeooo:rsid="000d481f" officeooo:paragraph-rsid="000d481f" style:font-weight-asian="normal" style:font-weight-complex="normal"/>
    </style:style>
    <style:style style:name="P17" style:family="paragraph" style:parent-style-name="Standard" style:list-style-name="L1">
      <style:text-properties fo:font-weight="bold" officeooo:rsid="000d481f" officeooo:paragraph-rsid="000d481f" style:font-weight-asian="bold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bold" officeooo:rsid="00191664" officeooo:paragraph-rsid="00191664" style:font-weight-asian="bold" style:font-weight-complex="bold"/>
    </style:style>
    <style:style style:name="P19" style:family="paragraph" style:parent-style-name="Standard">
      <style:text-properties fo:font-weight="normal" officeooo:rsid="000d481f" officeooo:paragraph-rsid="000d481f" style:font-weight-asian="normal" style:font-weight-complex="normal"/>
    </style:style>
    <style:style style:name="P20" style:family="paragraph" style:parent-style-name="Standard">
      <style:text-properties fo:font-weight="normal" officeooo:rsid="000ea051" officeooo:paragraph-rsid="000ea051" style:font-weight-asian="normal" style:font-weight-complex="normal"/>
    </style:style>
    <style:style style:name="P21" style:family="paragraph" style:parent-style-name="Standard">
      <style:text-properties fo:font-weight="normal" officeooo:rsid="000ef6c3" officeooo:paragraph-rsid="000ef6c3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0f6cf8" officeooo:paragraph-rsid="000f6cf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91664" officeooo:paragraph-rsid="0019166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191664" officeooo:paragraph-rsid="00191664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c9ffe" officeooo:paragraph-rsid="001c9ff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1c9ffe" officeooo:paragraph-rsid="001c9ffe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1d7040" officeooo:paragraph-rsid="001d704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1e7fea" officeooo:paragraph-rsid="001e7fe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1ffada" officeooo:paragraph-rsid="001ffad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20a75f" officeooo:paragraph-rsid="0020a75f" style:font-weight-asian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0a75f" officeooo:paragraph-rsid="0020a75f" style:font-weight-asian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0a75f" officeooo:paragraph-rsid="0020a75f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20e480" officeooo:paragraph-rsid="0020e48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22299a" officeooo:paragraph-rsid="00215d98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236606" officeooo:paragraph-rsid="00236606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normal" officeooo:rsid="0024c19c" officeooo:paragraph-rsid="0024c19c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2984cb" officeooo:paragraph-rsid="0026e70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541c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c9ffe" style:font-weight-asian="normal" style:font-weight-complex="normal"/>
    </style:style>
    <style:style style:name="T8" style:family="text">
      <style:text-properties style:text-underline-style="none" fo:font-weight="normal" officeooo:rsid="0022299a" style:font-weight-asian="normal" style:font-weight-complex="normal"/>
    </style:style>
    <style:style style:name="T9" style:family="text">
      <style:text-properties style:text-underline-style="none" fo:font-weight="normal" officeooo:rsid="00288154" style:font-weight-asian="normal" style:font-weight-complex="normal"/>
    </style:style>
    <style:style style:name="T10" style:family="text">
      <style:text-properties style:text-underline-style="none" fo:font-weight="normal" officeooo:rsid="002984cb" style:font-weight-asian="normal" style:font-weight-complex="normal"/>
    </style:style>
    <style:style style:name="T11" style:family="text">
      <style:text-properties style:text-underline-style="none" officeooo:rsid="001c9ffe"/>
    </style:style>
    <style:style style:name="T12" style:family="text">
      <style:text-properties fo:color="#ce181e" style:text-underline-style="none" fo:font-weight="normal" officeooo:rsid="0022299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abe à <text:span text:style-name="T2">LC</text:span> definir as <text:span text:style-name="T2">áreas de atuação</text:span> das fundações.</text:p>
      <text:p text:style-name="P15"/>
      <text:p text:style-name="P15">A <text:span text:style-name="T2">imunidade tributária recíproca</text:span> é extensiva tanto às fundações públicas quanto às fundações privadas. Já os prazos processuais, o duplo grau obrigatório de jurisdição e o regime de precatórios a que se submetem as autarquias só é extensível às fundações de <text:span text:style-name="T2">direito público</text:span>.</text:p>
      <text:p text:style-name="P15"/>
      <text:p text:style-name="P16">Em regra, as fundações <text:span text:style-name="T3">públicas </text:span>de <text:span text:style-name="T2">direito privado</text:span> praticam atos de direito privado, só sendo considerados atos administrativos aqueles praticados no exercício de <text:span text:style-name="T2">função delegada do Poder Público</text:span>.</text:p>
      <text:list xml:id="list601713924" text:style-name="L1">
        <text:list-item>
          <text:p text:style-name="P17">Atenção!<text:span text:style-name="T1"> Em relação aos </text:span>contratos<text:span text:style-name="T1">, submetem-se à L8666/93 (são </text:span>contratos administrativos<text:span text:style-name="T1">), seja a fundação de direito público ou privado.</text:span></text:p>
        </text:list-item>
      </text:list>
      <text:p text:style-name="P16"/>
      <text:p text:style-name="P1"><text:span text:style-name="T1">Bens das fundações de </text:span>direito privado<text:span text:style-name="T1"> são bens privados, mas alguns podem se submeter a regras do direito público, aqueles que são </text:span>empregados diretamente na prestação dos serviços públicos<text:span text:style-name="T1"> (Princípio da Continuidade dos Serviços Públicos).</text:span></text:p>
      <text:p text:style-name="P20"/>
      <text:p text:style-name="P2"><text:span text:style-name="T1">Nas fundações públicas de </text:span>direito privado<text:span text:style-name="T1">, se aplicam ao pessoal as restrições de nível constitucional (ex.: proibição da acumulação de cargos e empregos, necessidade de prévia aprovação em concurso público, etc).</text:span></text:p>
      <text:p text:style-name="P21"/>
      <text:p text:style-name="P3">Patrimônio<text:span text:style-name="T1"> personalizado → fundação</text:span></text:p>
      <text:p text:style-name="P3">Serviço<text:span text:style-name="T1"> personalizado → autarquia</text:span></text:p>
      <text:p text:style-name="P22"/>
      <text:p text:style-name="P23">Atuação do MP na veladura das fundações:</text:p>
      <text:list xml:id="list1767139428" text:style-name="L2">
        <text:list-item>
          <text:p text:style-name="P18"><text:span text:style-name="T1">fundações </text:span>privadas<text:span text:style-name="T1"> → MP do Estado/DF onde estiver situada;</text:span></text:p>
        </text:list-item>
        <text:list-item>
          <text:p text:style-name="P18"><text:span text:style-name="T1">fundações </text:span>públicas de direito público ou privado<text:span text:style-name="T1"> → MP do Estado/DF onde estiver situada, no caso dos Estados e dos Municípios. Se </text:span><text:span text:style-name="T6">federal, pelo MPF.</text:span></text:p>
        </text:list-item>
      </text:list>
      <text:p text:style-name="P24"/>
      <text:p text:style-name="P4"><text:span text:style-name="T6">Quanto ao </text:span><text:span text:style-name="T5">foro jurisdicional</text:span><text:span text:style-name="T6">, as fundações públicas de </text:span><text:span text:style-name="T5">direito público</text:span><text:span text:style-name="T6"> seguem as regras aplicáveis às autarquias. </text:span><text:span text:style-name="T7">Já as fundações públicas de </text:span><text:span text:style-name="T11">direito privado</text:span><text:span text:style-name="T7"> têm divergência:</text:span></text:p>
      <text:list xml:id="list3292161664" text:style-name="L3">
        <text:list-item>
          <text:p text:style-name="P25">para doutrina: seja qual for a esfera, o foro será a Justiça Estadual;</text:p>
        </text:list-item>
        <text:list-item>
          <text:p text:style-name="P25">para jurisprudência: se for federal, o foro será a Justiça Federal.</text:p>
        </text:list-item>
      </text:list>
      <text:p text:style-name="P26"/>
      <text:p text:style-name="P5"><text:span text:style-name="T6">As </text:span><text:span text:style-name="T5">subsidiárias</text:span><text:span text:style-name="T6"> de EP/SEM possuem </text:span><text:span text:style-name="T5">PJ própria</text:span><text:span text:style-name="T6">.</text:span></text:p>
      <text:p text:style-name="P27"/>
      <text:p text:style-name="P6"><text:span text:style-name="T6">Autarquias e fundações </text:span><text:span text:style-name="T5">também podem criar subsidiárias</text:span><text:span text:style-name="T6">.</text:span></text:p>
      <text:p text:style-name="P28"/>
      <text:p text:style-name="P7"><text:span text:style-name="T6">Doutrina majoritária considera que as subsidiárias </text:span><text:span text:style-name="T5">não integram </text:span><text:span text:style-name="T6">formalmente a Administração Pública.</text:span></text:p>
      <text:p text:style-name="P29"/>
      <text:p text:style-name="P30">“Atividade de natureza econômica” das EP/SEM se divide em 2 espécies:</text:p>
      <text:list xml:id="list2927122856" text:style-name="L4">
        <text:list-item>
          <text:p text:style-name="P31">intervenção no domínio econômico; e</text:p>
        </text:list-item>
        <text:list-item>
          <text:p text:style-name="P31">prestação de serviços públicos.</text:p>
        </text:list-item>
      </text:list>
      <text:p text:style-name="P30"/>
      <text:p text:style-name="P8"><text:span text:style-name="T6">Estado só pode se utilizar da </text:span><text:span text:style-name="T5">intervenção no domínio econõmico</text:span><text:span text:style-name="T6"> quando:</text:span></text:p>
      <text:list xml:id="list4169046412" text:style-name="L5">
        <text:list-item>
          <text:p text:style-name="P32">necessário aos imperativos da segurança nacional; ou</text:p>
        </text:list-item>
        <text:list-item>
          <text:p text:style-name="P32">relevante interesse coletivo.</text:p>
        </text:list-item>
      </text:list>
      <text:p text:style-name="P30"/>
      <text:p text:style-name="P9"><text:span text:style-name="T6">Estado só pode executar atividades econômicas </text:span><text:span text:style-name="T5">próprias</text:span><text:span text:style-name="T6"> </text:span><text:span text:style-name="T5">da iniciativa privada</text:span><text:span text:style-name="T6"> quando sujeitas a </text:span><text:span text:style-name="T5">regime de monopólio</text:span><text:span text:style-name="T6">.</text:span></text:p>
      <text:p text:style-name="P33"/>
      <text:p text:style-name="P10"><text:soft-page-break/><text:span text:style-name="T6">EP/SEM que </text:span><text:span text:style-name="T5">prestam serviços públicos</text:span><text:span text:style-name="T6"> tem regime jurídico </text:span><text:span text:style-name="T4">preponderantemente</text:span><text:span text:style-name="T6"> de </text:span><text:span text:style-name="T5">direito público</text:span><text:span text:style-name="T6">. </text:span><text:span text:style-name="T12">[princípio relevante: Continuidade dos Serviços Públicos]</text:span></text:p>
      <text:p text:style-name="P34"/>
      <text:p text:style-name="P11"><text:span text:style-name="T8">S</text:span><text:span text:style-name="T6">TF: a imunidade tributária recíproca aplica-se às EP/SEM </text:span><text:span text:style-name="T5">prestadoras de serviço público</text:span><text:span text:style-name="T6">.</text:span></text:p>
      <text:p text:style-name="P35"/>
      <text:p text:style-name="P12"><text:span text:style-name="T6">Os empregados das EP/SEM têm o direito de exigir </text:span><text:span text:style-name="T5">motivação</text:span><text:span text:style-name="T6"> de eventuais atos de demissão (impessoalidade e isonomia). Se o fundamento da demissão for </text:span><text:span text:style-name="T4">comportamento ou conduta desabonadora</text:span><text:span text:style-name="T6">, o empregado tem assegurado o </text:span><text:span text:style-name="T5">direito de defesa</text:span><text:span text:style-name="T6">.</text:span></text:p>
      <text:p text:style-name="P36"/>
      <text:p text:style-name="P13"><text:span text:style-name="T6">STF: </text:span><text:span text:style-name="T5">não</text:span><text:span text:style-name="T6"> cabe ao Poder Legislativo aprovação prévia de nomeação de </text:span><text:span text:style-name="T5">dirigentes das EP/SEM</text:span><text:span text:style-name="T6">, </text:span><text:span text:style-name="T9">inclusive das que prestam serviços públicos</text:span><text:span text:style-name="T6">. </text:span><text:span text:style-name="T10">Já para as autarquias e fundações, o Poder Legislativo pode aprovar a nomeação de seus dirigentes.</text:span></text:p>
      <text:p text:style-name="P37"/>
      <text:p text:style-name="P14"><text:span text:style-name="T10">S</text:span><text:span text:style-name="T6">TJ: é </text:span><text:span text:style-name="T5">possível</text:span><text:span text:style-name="T6"> impetrar MS contra ato de dirigente de EP/SEM quando praticados na qualidade de autoridade pública, mas </text:span><text:span text:style-name="T5">não</text:span><text:span text:style-name="T6"> cabe quanto a atos de mera gestão econôm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5:33:40.558000000</meta:creation-date>
    <dc:date>2018-06-02T14:58:36.712000000</dc:date>
    <meta:editing-duration>PT4H58M42S</meta:editing-duration>
    <meta:editing-cycles>30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29" meta:word-count="486" meta:character-count="3225" meta:non-whitespace-character-count="2777"/>
  </office:meta>
</office:document-meta>
</file>